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cyThrottleInterceptor.invoke( MethodInvocation method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cyThrottleInterceptor.ConcurrencyThrottl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